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epido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Lepido Leave-One-Out'.C20:'Lepido Leave-One-Out'.C23 'Lepido Leave-One-Out'.D20:'Lepido Leave-One-Out'.D23 'Lepido Leave-One-Out'.C20:'Lepido Leave-One-Out'.C23 'Lepido Leave-One-Out'.E20:'Lepido Leave-One-Out'.E23 'Lepido Leave-One-Out'.D24:'Lepido Leave-One-Out'.D25 'Lepido Leave-One-Out'.E24:'Lepido Leave-One-Out'.E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44" calcext:value-type="float">
            <text:p>0,44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Eretmo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Eretmo Leave-One-Out'.C20:'Eretmo Leave-One-Out'.C23 'Eretmo Leave-One-Out'.D20:'Eretmo Leave-One-Out'.D23 'Eretmo Leave-One-Out'.C20:'Eretmo Leave-One-Out'.C23 'Eretmo Leave-One-Out'.E20:'Eretmo Leave-One-Out'.E23 'Eretmo Leave-One-Out'.D24:'Eretmo Leave-One-Out'.D25 'Eretmo Leave-One-Out'.E24:'Eretmo Leave-One-Out'.E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8" calcext:value-type="float">
            <text:p>0,8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85" calcext:value-type="float">
            <text:p>0,85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77" calcext:value-type="float">
            <text:p>0,77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47" calcext:value-type="float">
            <text:p>0,47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Dermo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Dermo Leave-One-Out'.C20:'Dermo Leave-One-Out'.C23 'Dermo Leave-One-Out'.D20:'Dermo Leave-One-Out'.D23 'Dermo Leave-One-Out'.C20:'Dermo Leave-One-Out'.C23 'Dermo Leave-One-Out'.E20:'Dermo Leave-One-Out'.E23 'Dermo Leave-One-Out'.D24:'Dermo Leave-One-Out'.D25 'Dermo Leave-One-Out'.E24:'Dermo Leave-One-Out'.E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Chelonia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Chelonia Leave-One-Out'.C20:'Chelonia Leave-One-Out'.C23 'Chelonia Leave-One-Out'.D20:'Chelonia Leave-One-Out'.D23 'Chelonia Leave-One-Out'.C20:'Chelonia Leave-One-Out'.C23 'Chelonia Leave-One-Out'.E20:'Chelonia Leave-One-Out'.E23 'Chelonia Leave-One-Out'.D24:'Chelonia Leave-One-Out'.D25 'Chelonia Leave-One-Out'.E24:'Chelonia Leave-One-Out'.E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73" calcext:value-type="float">
            <text:p>0,73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79" calcext:value-type="float">
            <text:p>0,79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64" calcext:value-type="float">
            <text:p>0,64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17" calcext:value-type="float">
            <text:p>0,17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Caretta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Caretta Leave-One-Out'.C20:'Caretta Leave-One-Out'.C23 'Caretta Leave-One-Out'.D20:'Caretta Leave-One-Out'.D23 'Caretta Leave-One-Out'.C20:'Caretta Leave-One-Out'.C23 'Caretta Leave-One-Out'.E20:'Caretta Leave-One-Out'.E23 'Caretta Leave-One-Out'.D24:'Caretta Leave-One-Out'.D25 'Caretta Leave-One-Out'.E24:'Caretta Leave-One-Out'.E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62" calcext:value-type="float">
            <text:p>0,62</text:p>
          </table:table-cell>
          <table:table-cell office:value-type="float" office:value="0.83" calcext:value-type="float">
            <text:p>0,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36" calcext:value-type="float">
            <text:p>0,3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 style:data-style-name="N2" text:time-value="15:21:18.3800672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12:01:09.708652563</meta:creation-date>
    <dc:date>2015-12-26T15:39:22.020180353</dc:date>
    <meta:editing-duration>PT24M</meta:editing-duration>
    <meta:editing-cycles>9</meta:editing-cycles>
    <meta:generator>LibreOffice/4.3.7.2$Linux_X86_64 LibreOffice_project/430m0$Build-2</meta:generator>
    <meta:document-statistic meta:table-count="5" meta:cell-count="18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Chelonia - Precision X Recall</text:p>
        </chart:title>
        <chart:plot-area chart:style-name="ch3" table:cell-range-address="'Chelonia Leave-One-Out'.C20:'Chelonia Leave-One-Out'.E23 'Chelonia Leave-One-Out'.E24:'Chelonia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helonia Leave-One-Out'.C20:'Chelonia Leave-One-Out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helonia Leave-One-Out'.E20:'Chelonia Leave-One-Out'.E23" chart:label-cell-address="'Chelonia Leave-One-Out'.C20:'Chelonia Leave-One-Out'.C23" chart:class="chart:scatter">
            <chart:domain table:cell-range-address="'Chelonia Leave-One-Out'.D20:'Chelonia Leave-One-Out'.D23"/>
            <chart:data-point/>
            <chart:data-point chart:style-name="ch11"/>
            <chart:data-point/>
            <chart:data-point chart:style-name="ch12"/>
          </chart:series>
          <chart:series chart:attached-axis="primary-y" chart:style-name="ch13" chart:values-cell-range-address="'Chelonia Leave-One-Out'.E24:'Chelonia Leave-One-Out'.E25" chart:class="chart:scatter">
            <chart:domain table:cell-range-address="'Chelonia Leave-One-Out'.D24:'Chelonia Leave-One-Out'.D25"/>
            <chart:regression-curve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Chelonia Leave-One-Out'.C20:'Chelonia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Chelonia Leave-One-Out'.C20:'Chelonia Leave-One-Out'.C23</svg:desc>
                </draw:g>
              </table:table-cell>
              <table:table-cell office:value-type="float" office:value="0.73">
                <text:p>0.73</text:p>
                <draw:g>
                  <svg:desc>'Chelonia Leave-One-Out'.D20:'Chelonia Leave-One-Out'.D23</svg:desc>
                </draw:g>
              </table:table-cell>
              <table:table-cell office:value-type="float" office:value="0.61">
                <text:p>0.61</text:p>
                <draw:g>
                  <svg:desc>'Chelonia Leave-One-Out'.E20:'Chelonia Leave-One-Out'.E23</svg:desc>
                </draw:g>
              </table:table-cell>
              <table:table-cell office:value-type="float" office:value="0">
                <text:p>0</text:p>
                <draw:g>
                  <svg:desc>'Chelonia Leave-One-Out'.D24:'Chelonia Leave-One-Out'.D25</svg:desc>
                </draw:g>
              </table:table-cell>
              <table:table-cell office:value-type="float" office:value="0">
                <text:p>0</text:p>
                <draw:g>
                  <svg:desc>'Chelonia Leave-One-Out'.E24:'Chelonia Leave-One-Out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79">
                <text:p>0.79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64">
                <text:p>0.64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17">
                <text:p>0.1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Caretta - Precision X Recall</text:p>
        </chart:title>
        <chart:plot-area chart:style-name="ch3" table:cell-range-address="'Caretta Leave-One-Out'.C20:'Caretta Leave-One-Out'.E23 'Caretta Leave-One-Out'.E24:'Caretta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aretta Leave-One-Out'.C20:'Caretta Leave-One-Out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aretta Leave-One-Out'.E20:'Caretta Leave-One-Out'.E23" chart:label-cell-address="'Caretta Leave-One-Out'.C20:'Caretta Leave-One-Out'.C23" chart:class="chart:scatter">
            <chart:domain table:cell-range-address="'Caretta Leave-One-Out'.D20:'Caretta Leave-One-Out'.D23"/>
            <chart:data-point chart:repeated="3"/>
            <chart:data-point chart:style-name="ch11"/>
          </chart:series>
          <chart:series chart:attached-axis="primary-y" chart:style-name="ch12" chart:values-cell-range-address="'Caretta Leave-One-Out'.E24:'Caretta Leave-One-Out'.E25" chart:class="chart:scatter">
            <chart:domain table:cell-range-address="'Caretta Leave-One-Out'.D24:'Caretta Leave-One-Out'.D25"/>
            <chart:regression-curve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Caretta Leave-One-Out'.C20:'Caretta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Caretta Leave-One-Out'.C20:'Caretta Leave-One-Out'.C23</svg:desc>
                </draw:g>
              </table:table-cell>
              <table:table-cell office:value-type="float" office:value="0.6">
                <text:p>0.6</text:p>
                <draw:g>
                  <svg:desc>'Caretta Leave-One-Out'.D20:'Caretta Leave-One-Out'.D23</svg:desc>
                </draw:g>
              </table:table-cell>
              <table:table-cell office:value-type="float" office:value="0.67">
                <text:p>0.67</text:p>
                <draw:g>
                  <svg:desc>'Caretta Leave-One-Out'.E20:'Caretta Leave-One-Out'.E23</svg:desc>
                </draw:g>
              </table:table-cell>
              <table:table-cell office:value-type="float" office:value="0">
                <text:p>0</text:p>
                <draw:g>
                  <svg:desc>'Caretta Leave-One-Out'.D24:'Caretta Leave-One-Out'.D25</svg:desc>
                </draw:g>
              </table:table-cell>
              <table:table-cell office:value-type="float" office:value="0">
                <text:p>0</text:p>
                <draw:g>
                  <svg:desc>'Caretta Leave-One-Out'.E24:'Caretta Leave-One-Out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62">
                <text:p>0.62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36">
                <text:p>0.36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6cm" chart:style-name="ch2">
          <text:p>Dermo - Precision X Recall</text:p>
        </chart:title>
        <chart:plot-area chart:style-name="ch3" table:cell-range-address="'Dermo Leave-One-Out'.C20:'Dermo Leave-One-Out'.E23 'Dermo Leave-One-Out'.E24:'Dermo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Dermo Leave-One-Out'.C20:'Dermo Leave-One-Out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Dermo Leave-One-Out'.E20:'Dermo Leave-One-Out'.E23" chart:label-cell-address="'Dermo Leave-One-Out'.C20:'Dermo Leave-One-Out'.C23" chart:class="chart:scatter">
            <chart:domain table:cell-range-address="'Dermo Leave-One-Out'.D20:'Dermo Leave-One-Out'.D23"/>
            <chart:data-point chart:repeated="3"/>
            <chart:data-point chart:style-name="ch11"/>
          </chart:series>
          <chart:series chart:attached-axis="primary-y" chart:style-name="ch12" chart:values-cell-range-address="'Dermo Leave-One-Out'.E24:'Dermo Leave-One-Out'.E25" chart:class="chart:scatter">
            <chart:domain table:cell-range-address="'Dermo Leave-One-Out'.D24:'Dermo Leave-One-Out'.D25"/>
            <chart:regression-curve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Dermo Leave-One-Out'.C20:'Dermo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Dermo Leave-One-Out'.C20:'Dermo Leave-One-Out'.C23</svg:desc>
                </draw:g>
              </table:table-cell>
              <table:table-cell office:value-type="float" office:value="0.47">
                <text:p>0.47</text:p>
                <draw:g>
                  <svg:desc>'Dermo Leave-One-Out'.D20:'Dermo Leave-One-Out'.D23</svg:desc>
                </draw:g>
              </table:table-cell>
              <table:table-cell office:value-type="float" office:value="0.5">
                <text:p>0.5</text:p>
                <draw:g>
                  <svg:desc>'Dermo Leave-One-Out'.E20:'Dermo Leave-One-Out'.E23</svg:desc>
                </draw:g>
              </table:table-cell>
              <table:table-cell office:value-type="float" office:value="0">
                <text:p>0</text:p>
                <draw:g>
                  <svg:desc>'Dermo Leave-One-Out'.D24:'Dermo Leave-One-Out'.D25</svg:desc>
                </draw:g>
              </table:table-cell>
              <table:table-cell office:value-type="float" office:value="0">
                <text:p>0</text:p>
                <draw:g>
                  <svg:desc>'Dermo Leave-One-Out'.E24:'Dermo Leave-One-Out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65cm" svg:y="0.316cm" chart:style-name="ch2">
          <text:p>Eretmo - Precision X Recall</text:p>
        </chart:title>
        <chart:plot-area chart:style-name="ch3" table:cell-range-address="'Eretmo Leave-One-Out'.C20:'Eretmo Leave-One-Out'.E23 'Eretmo Leave-One-Out'.E24:'Eretmo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Eretmo Leave-One-Out'.C20:'Eretmo Leave-One-Out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Eretmo Leave-One-Out'.E20:'Eretmo Leave-One-Out'.E23" chart:label-cell-address="'Eretmo Leave-One-Out'.C20:'Eretmo Leave-One-Out'.C23" chart:class="chart:scatter">
            <chart:domain table:cell-range-address="'Eretmo Leave-One-Out'.D20:'Eretmo Leave-One-Out'.D23"/>
            <chart:data-point chart:repeated="3"/>
            <chart:data-point chart:style-name="ch11"/>
          </chart:series>
          <chart:series chart:attached-axis="primary-y" chart:style-name="ch12" chart:values-cell-range-address="'Eretmo Leave-One-Out'.E24:'Eretmo Leave-One-Out'.E25" chart:class="chart:scatter">
            <chart:domain table:cell-range-address="'Eretmo Leave-One-Out'.D24:'Eretmo Leave-One-Out'.D25"/>
            <chart:regression-curve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Eretmo Leave-One-Out'.C20:'Eretmo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Eretmo Leave-One-Out'.C20:'Eretmo Leave-One-Out'.C23</svg:desc>
                </draw:g>
              </table:table-cell>
              <table:table-cell office:value-type="float" office:value="0.8">
                <text:p>0.8</text:p>
                <draw:g>
                  <svg:desc>'Eretmo Leave-One-Out'.D20:'Eretmo Leave-One-Out'.D23</svg:desc>
                </draw:g>
              </table:table-cell>
              <table:table-cell office:value-type="float" office:value="0.89">
                <text:p>0.89</text:p>
                <draw:g>
                  <svg:desc>'Eretmo Leave-One-Out'.E20:'Eretmo Leave-One-Out'.E23</svg:desc>
                </draw:g>
              </table:table-cell>
              <table:table-cell office:value-type="float" office:value="0">
                <text:p>0</text:p>
                <draw:g>
                  <svg:desc>'Eretmo Leave-One-Out'.D24:'Eretmo Leave-One-Out'.D25</svg:desc>
                </draw:g>
              </table:table-cell>
              <table:table-cell office:value-type="float" office:value="0">
                <text:p>0</text:p>
                <draw:g>
                  <svg:desc>'Eretmo Leave-One-Out'.E24:'Eretmo Leave-One-Out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85">
                <text:p>0.85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77">
                <text:p>0.77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47">
                <text:p>0.47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1cm" svg:y="0.316cm" chart:style-name="ch2">
          <text:p>Lepido - Precision X Recall</text:p>
        </chart:title>
        <chart:plot-area chart:style-name="ch3" table:cell-range-address="'Lepido Leave-One-Out'.C20:'Lepido Leave-One-Out'.E23 'Lepido Leave-One-Out'.E24:'Lepido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Lepido Leave-One-Out'.C20:'Lepido Leave-One-Out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Lepido Leave-One-Out'.E20:'Lepido Leave-One-Out'.E23" chart:label-cell-address="'Lepido Leave-One-Out'.C20:'Lepido Leave-One-Out'.C23" chart:class="chart:scatter">
            <chart:domain table:cell-range-address="'Lepido Leave-One-Out'.D20:'Lepido Leave-One-Out'.D23"/>
            <chart:data-point chart:repeated="3"/>
            <chart:data-point chart:style-name="ch11"/>
          </chart:series>
          <chart:series chart:attached-axis="primary-y" chart:style-name="ch12" chart:values-cell-range-address="'Lepido Leave-One-Out'.E24:'Lepido Leave-One-Out'.E25" chart:class="chart:scatter">
            <chart:domain table:cell-range-address="'Lepido Leave-One-Out'.D24:'Lepido Leave-One-Out'.D25"/>
            <chart:regression-curve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Lepido Leave-One-Out'.C20:'Lepido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Lepido Leave-One-Out'.C20:'Lepido Leave-One-Out'.C23</svg:desc>
                </draw:g>
              </table:table-cell>
              <table:table-cell office:value-type="float" office:value="0.44">
                <text:p>0.44</text:p>
                <draw:g>
                  <svg:desc>'Lepido Leave-One-Out'.D20:'Lepido Leave-One-Out'.D23</svg:desc>
                </draw:g>
              </table:table-cell>
              <table:table-cell office:value-type="float" office:value="0.39">
                <text:p>0.39</text:p>
                <draw:g>
                  <svg:desc>'Lepido Leave-One-Out'.E20:'Lepido Leave-One-Out'.E23</svg:desc>
                </draw:g>
              </table:table-cell>
              <table:table-cell office:value-type="float" office:value="0">
                <text:p>0</text:p>
                <draw:g>
                  <svg:desc>'Lepido Leave-One-Out'.D24:'Lepido Leave-One-Out'.D25</svg:desc>
                </draw:g>
              </table:table-cell>
              <table:table-cell office:value-type="float" office:value="0">
                <text:p>0</text:p>
                <draw:g>
                  <svg:desc>'Lepido Leave-One-Out'.E24:'Lepido Leave-One-Out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23">
                <text:p>0.23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5">
                <text:p>0.5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